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CDCDCD" style:vertical-align="top" fo:wrap-option="wrap" fo:background-color="#E6E6E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top" fo:background-color="transparent" style:cell-protect="protected"/>
      <style:text-properties fo:font-size="10pt" style:font-size-asian="10pt" style:font-size-complex="10pt"/>
    </style:style>
    <style:style style:name="ce4" style:family="table-cell" style:parent-style-name="Default" style:data-style-name="N36">
      <style:table-cell-properties fo:border="thin solid #CDCDCD" style:vertical-align="top" fo:wrap-option="wrap" fo:background-color="#E6E6E6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CDCDCD" style:vertical-align="top" fo:background-color="#FFFFFF" style:cell-protect="protected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CDCDCD" style:vertical-align="top" fo:background-color="#FFFFFF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38">
      <style:table-cell-properties fo:border="thin solid #CDCDCD" style:vertical-align="top" fo:background-color="#FFFFFF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  <table:iteration table:maximum-difference="1E-4"/>
      </table:calculation-settings>
      <table:table table:name="Sheet_1_-_Table_1" table:style-name="ta1">
        <table:shapes>
          <draw:frame draw:z-index="1" draw:id="id0" draw:style-name="a0" draw:name="Chart 1" svg:x="0.4047in" svg:y="6.2819in" svg:width="9.3882in" svg:height="6.679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ce1"/>
        <table:table-column table:style-name="co5" table:number-columns-repeated="15360" table:default-cell-style-name="ce1"/>
        <table:table-row table:style-name="ro1">
          <table:table-cell table:number-columns-repeated="11" table:style-name="ce2"/>
          <table:table-cell table:number-columns-repeated="16373"/>
        </table:table-row>
        <table:table-row table:number-rows-repeated="3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style-name="ro2">
          <table:table-cell table:style-name="ce4"/>
          <table:table-cell office:value-type="string" table:style-name="ce6">
            <text:p>Núcleos</text:p>
          </table:table-cell>
          <table:table-cell office:value-type="string" table:style-name="ce6">
            <text:p>Tempo de Execução (s)</text:p>
          </table:table-cell>
          <table:table-cell office:value-type="string" table:style-name="ce6">
            <text:p>Speed-Up</text:p>
          </table:table-cell>
          <table:table-cell office:value-type="string" table:style-name="ce6">
            <text:p>Speed-Up Ideal</text:p>
          </table:table-cell>
          <table:table-cell office:value-type="string" table:style-name="ce6">
            <text:p>Eficiência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1" table:style-name="ce7">
            <text:p>1</text:p>
          </table:table-cell>
          <table:table-cell office:value-type="float" office:value="4.1360000000000001" table:style-name="ce8">
            <text:p>4,136</text:p>
          </table:table-cell>
          <table:table-cell office:value-type="float" office:value="1" table:style-name="ce9">
            <text:p>1,0</text:p>
          </table:table-cell>
          <table:table-cell office:value-type="float" office:value="1" table:style-name="ce10">
            <text:p>1</text:p>
          </table:table-cell>
          <table:table-cell office:value-type="float" office:value="1" table:formula="of:=([.D6]/[.B6])" table:style-name="ce9">
            <text:p>1,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2" table:style-name="ce7">
            <text:p>2</text:p>
          </table:table-cell>
          <table:table-cell office:value-type="float" office:value="2.4990000000000001" table:style-name="ce8">
            <text:p>2,499</text:p>
          </table:table-cell>
          <table:table-cell office:value-type="float" office:value="1.6550620248099239" table:formula="of:=([.C6]/[.C7])" table:style-name="ce9">
            <text:p>1,7</text:p>
          </table:table-cell>
          <table:table-cell office:value-type="float" office:value="2" table:style-name="ce10">
            <text:p>2</text:p>
          </table:table-cell>
          <table:table-cell office:value-type="float" office:value="0.82753101240496196" table:formula="of:=([.D7]/[.B7])" table:style-name="ce9">
            <text:p>0,8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4" table:style-name="ce7">
            <text:p>4</text:p>
          </table:table-cell>
          <table:table-cell office:value-type="float" office:value="2.3159999999999998" table:style-name="ce8">
            <text:p>2,316</text:p>
          </table:table-cell>
          <table:table-cell office:value-type="float" office:value="1.7858376511226255" table:formula="of:=([.C6]/[.C8])" table:style-name="ce9">
            <text:p>1,8</text:p>
          </table:table-cell>
          <table:table-cell office:value-type="float" office:value="4" table:style-name="ce10">
            <text:p>4</text:p>
          </table:table-cell>
          <table:table-cell office:value-type="float" office:value="0.44645941278065637" table:formula="of:=([.D8]/[.B8])" table:style-name="ce9">
            <text:p>0,4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6" table:style-name="ce7">
            <text:p>6</text:p>
          </table:table-cell>
          <table:table-cell office:value-type="float" office:value="2.2290000000000001" table:style-name="ce8">
            <text:p>2,229</text:p>
          </table:table-cell>
          <table:table-cell office:value-type="float" office:value="1.8555406011664424" table:formula="of:=([.C6]/[.C9])" table:style-name="ce9">
            <text:p>1,9</text:p>
          </table:table-cell>
          <table:table-cell office:value-type="float" office:value="6" table:style-name="ce10">
            <text:p>6</text:p>
          </table:table-cell>
          <table:table-cell office:value-type="float" office:value="0.30925676686107373" table:formula="of:=([.D9]/[.B9])" table:style-name="ce9">
            <text:p>0,3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8" table:style-name="ce7">
            <text:p>8</text:p>
          </table:table-cell>
          <table:table-cell office:value-type="float" office:value="100" table:style-name="ce8">
            <text:p>100</text:p>
          </table:table-cell>
          <table:table-cell office:value-type="float" office:value="4.1360000000000001E-2" table:formula="of:=([.C6]/[.C10])" table:style-name="ce9">
            <text:p>0,0</text:p>
          </table:table-cell>
          <table:table-cell office:value-type="float" office:value="8" table:style-name="ce10">
            <text:p>8</text:p>
          </table:table-cell>
          <table:table-cell office:value-type="float" office:value="5.1700000000000001E-3" table:formula="of:=([.D10]/[.B10])" table:style-name="ce9">
            <text:p>0,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office:value-type="float" office:value="16" table:style-name="ce7">
            <text:p>16</text:p>
          </table:table-cell>
          <table:table-cell office:value-type="float" office:value="70" table:style-name="ce8">
            <text:p>70</text:p>
          </table:table-cell>
          <table:table-cell office:value-type="float" office:value="5.908571428571429E-2" table:formula="of:=([.C6]/[.C11])" table:style-name="ce9">
            <text:p>0,1</text:p>
          </table:table-cell>
          <table:table-cell office:value-type="float" office:value="16" table:style-name="ce10">
            <text:p>16</text:p>
          </table:table-cell>
          <table:table-cell office:value-type="float" office:value="3.6928571428571431E-3" table:formula="of:=([.D11]/[.B11])" table:style-name="ce9">
            <text:p>0,0</text:p>
          </table:table-cell>
          <table:table-cell table:number-columns-repeated="5" table:style-name="ce5"/>
          <table:table-cell table:number-columns-repeated="16373"/>
        </table:table-row>
        <table:table-row table:style-name="ro3">
          <table:table-cell table:style-name="ce4"/>
          <table:table-cell table:number-columns-repeated="5" table:style-name="ce8"/>
          <table:table-cell table:number-columns-repeated="5" table:style-name="ce5"/>
          <table:table-cell table:number-columns-repeated="16373"/>
        </table:table-row>
        <table:table-row table:number-rows-repeated="2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Serial: 4,365</text:p>
          </table:table-cell>
          <table:table-cell table:number-columns-repeated="8" table:style-name="ce5"/>
          <table:table-cell table:number-columns-repeated="16373"/>
        </table:table-row>
        <table:table-row table:number-rows-repeated="8" table:style-name="ro1">
          <table:table-cell table:style-name="ce4"/>
          <table:table-cell table:number-columns-repeated="10" table:style-name="ce5"/>
          <table:table-cell table:number-columns-repeated="16373"/>
        </table:table-row>
        <table:table-row table:number-rows-repeated="1048553" table:style-name="ro4">
          <table:table-cell table:number-columns-repeated="16384"/>
        </table:table-row>
      </table:table>
      <table:named-expressions>
        <table:named-expression table:name="__shared_1_0_0" table:expression="of:=&quot;(#REF!/#REF!)&quot;" table:base-cell-address="Sheet_1_-_Tabl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>
      <number:number number:decimal-places="1" number:min-integer-digits="1"/>
    </number:number-style>
    <number:number-style style:name="N38" number:language="en" number:country="US">
      <number:number number:decimal-places="0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to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top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top" fo:background-color="transparent"/>
      <style:text-properties fo:color="#000000" style:font-name="Helvetica Neue" style:font-name-asian="Helvetica Neue" style:font-name-complex="Helvetica Neue" fo:font-size="11pt" style:font-size-asian="11pt" style:font-size-complex="11pt"/>
    </style:style>
    <style:style style:name="Result" style:family="table-cell" style:data-style-name="N0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to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Welliton Leal</dc:creator>
    <meta:creation-date>2013-10-23T12:26:45Z</meta:creation-date>
    <dc:date>2021-03-31T00:20:37Z</dc: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8" number:language="en" number:country="US" number:transliteration-format="1" number:transliteration-language="en" number:transliteration-country="US" number:transliteration-style="long">
      <number:number number:min-integer-digits="1"/>
    </number:number-style>
    <number:number-style style:name="N39">
      <number:number number:decimal-places="1" number:min-integer-digits="1"/>
    </number:number-style>
    <number:number-style style:name="N41" number:language="en" number:country="US">
      <number:number number:min-integer-digits="1"/>
    </number:number-style>
    <style:style style:family="chart" style:name="Crt0">
      <style:chart-properties chart:three-dimensional="false" chart:deep="false" chart:symbol-type="named-symbol" chart:symbol-name="diamond" chart:symbol-width="0.13889in" chart:symbol-height="0.13889in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diamond" chart:symbol-width="0.13889in" chart:symbol-height="0.13889in" chart:vertical="false" chart:connect-bars="false" chart:solid-type="cuboid" chart:stacked="false" chart:percentage="false"/>
      <style:graphic-properties draw:fill="solid" draw:fill-color="#e7a03c" draw:opacity="100%" draw:stroke="none"/>
    </style:style>
    <style:style style:family="chart" style:name="Wal0">
      <style:graphic-properties draw:fill="none" draw:stroke="solid" svg:stroke-width="0.02795in" svg:stroke-color="#000000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19444in" chart:symbol-height="0.19444in" chart:connect-bars="false" chart:solid-type="cuboid" chart:stacked="false" chart:percentage="false"/>
      <style:graphic-properties draw:fill="none" draw:stroke="solid" svg:stroke-width="0.04173in" svg:stroke-color="#2e578b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amed-symbol" chart:symbol-name="circle" chart:symbol-width="0.19444in" chart:symbol-height="0.19444in" chart:connect-bars="false" chart:solid-type="cuboid" chart:stacked="false" chart:percentage="false"/>
      <style:graphic-properties draw:fill="none" draw:stroke="solid" svg:stroke-width="0.04173in" svg:stroke-color="#5d9548" svg:stroke-opacity="100%" draw:stroke-linejoin="round" svg:stroke-linecap="round"/>
    </style:style>
    <style:style style:family="chart" style:name="AT00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3">
      <style:chart-properties chart:auto-position="false"/>
      <style:graphic-properties draw:fill="none" draw:stroke="solid" svg:stroke-width="0.02795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 Medium" style:font-family-asian="Helvetica Neue Medium" style:font-family-complex="Helvetica Neue Medium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90" chart:overlap="-10" chart:link-data-style-to-source="true" chart:visible="true" chart:logarithmic="false" chart:maximum="1" chart:minimum="0" chart:origin="0" chart:interval-major="0.25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7847in" style:font-size-asian="0.17847in" style:font-size-complex="0.1784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2795in" svg:stroke-color="#000000" svg:stroke-opacity="100%"/>
    </style:style>
    <style:style style:family="chart" style:name="Axs1" style:data-style-name="N41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9">
      <style:chart-properties chart:gap-width="90" chart:overlap="-10" chart:link-data-style-to-source="true" chart:visible="true" chart:logarithmic="false" chart:maximum="16" chart:minimum="0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80.9527559055118pt" svg:width="675.9503937007874pt" chart:style-name="Crt0">
        <chart:title svg:x="216.9833070866141pt" svg:y="13.01023622047244pt" chart:style-name="CT00">
          <text:p text:style-name="a0" text:class-names="" text:cond-style-name="">Aplicação / Máquina</text:p>
        </chart:title>
        <chart:legend svg:x="162.9855118110236pt" svg:y="420.3036220472441pt" chart:style-name="Lgnd"/>
        <chart:plot-area svg:x="40.87393700787401pt" svg:y="38.20866141732284pt" svg:width="562.6825984251968pt" svg:height="380.3007874015748pt" chart:style-name="Plt0">
          <chart:axis chart:dimension="y" chart:name="primary-y" chart:style-name="Axs0">
            <chart:title svg:x="607.9216535433071pt" svg:y="178.0330708661417pt" chart:style-name="AT00">
              <text:p text:style-name="a1" text:class-names="" text:cond-style-name="">Eficiência</text:p>
            </chart:title>
          </chart:axis>
          <chart:axis chart:dimension="x" chart:name="primary-x" chart:style-name="Axs1">
            <chart:categories table:cell-range-address="Sheet_1_-_Table_1.$B$6:.$B$11"/>
          </chart:axis>
          <chart:axis chart:dimension="y" chart:name="secondary-y" chart:style-name="Axs2">
            <chart:title svg:x="7.029606299212598pt" svg:y="134.0137007874016pt" chart:style-name="AT02">
              <text:p text:style-name="a2" text:class-names="" text:cond-style-name="">Fator de Aceleração</text:p>
            </chart:title>
          </chart:axis>
          <chart:axis chart:dimension="x" chart:name="secondary-X" chart:style-name="Axs3">
            <chart:title svg:x="289.0369291338582pt" svg:y="421.0037795275591pt" chart:style-name="AT03">
              <text:p text:style-name="a3" text:class-names="" text:cond-style-name="">Núcleos</text:p>
            </chart:title>
          </chart:axis>
          <chart:series chart:label-cell-address="Sheet_1_-_Table_1.$F$5" chart:values-cell-range-address="Sheet_1_-_Table_1.$F$6:.$F$11" chart:class="chart:bar" chart:attached-axis="primary-y" chart:style-name="G0S0">
            <chart:data-point chart:repeated="6"/>
          </chart:series>
          <chart:series chart:label-cell-address="Sheet_1_-_Table_1.$D$5" chart:values-cell-range-address="Sheet_1_-_Table_1.$D$6:.$D$11" chart:class="chart:line" chart:attached-axis="secondary-y" chart:style-name="G1S0">
            <chart:data-point chart:repeated="6"/>
          </chart:series>
          <chart:series chart:label-cell-address="Sheet_1_-_Table_1.$E$5" chart:values-cell-range-address="Sheet_1_-_Table_1.$E$6:.$E$11" chart:class="chart:line" chart:attached-axis="secondary-y" chart:style-name="G1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